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8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EDRAZA RIVERA NORIA FIOREL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198313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10719831341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A MERCED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/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EDRAZA RIVERA NORIA FIOREL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198313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654666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1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494315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80</text:p>
            <text:p text:style-name="P6"/>
          </table:table-cell>
        </table:table-row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.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370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7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0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8/09/2021</text:p>
          </table:table-cell>
          <table:table-cell table:style-name="Tabla2.A3" office:value-type="string">
            <text:p text:style-name="P22">5883345</text:p>
          </table:table-cell>
          <table:table-cell table:style-name="Tabla2.D3" office:value-type="string">
            <text:p text:style-name="P23">10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6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8T23:04:2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